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44pt" style:font-size-asian="44pt" style:font-size-complex="4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05:46.454190721</meta:creation-date>
    <dc:date>2026-01-16T22:08:18.050054420</dc:date>
    <meta:editing-duration>PT2M32S</meta:editing-duration>
    <meta:editing-cycles>1</meta:editing-cycles>
    <meta:document-statistic meta:table-count="1" meta:cell-count="81" meta:object-count="0"/>
    <meta:generator>LibreOffice/24.2.7.2$Linux_X86_64 LibreOffice_project/420$Build-2</meta:generator>
  </office:meta>
</office:document-meta>
</file>